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4000FD2EC54981B083E.png" manifest:media-type="image/png"/>
  <manifest:file-entry manifest:full-path="Pictures/10000201000003E8000004641C845CDA90A985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top" draw:auto-grow-height="false" fo:min-height="6.608cm" fo:min-width="6.48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8f2a1" draw:textarea-horizontal-align="justify" draw:textarea-vertical-align="top" draw:auto-grow-height="false" fo:min-height="3.814cm" fo:min-width="5.215cm"/>
    </style:style>
    <style:style style:name="gr4" style:family="graphic" style:parent-style-name="standard">
      <style:graphic-properties draw:fill-color="#ffe994" draw:textarea-horizontal-align="justify" draw:textarea-vertical-align="top" draw:auto-grow-height="false" fo:min-height="0.512cm" fo:min-width="6.231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e8f2a1"/>
      <style:paragraph-properties fo:text-align="start"/>
      <style:text-properties style:font-name="Source Code Pro Medium1" fo:font-size="12pt" style:font-size-asian="12pt" style:font-size-complex="12pt"/>
    </style:style>
    <style:style style:name="P6" style:family="paragraph">
      <loext:graphic-properties draw:fill-color="#ffe994"/>
      <style:paragraph-properties fo:text-align="start"/>
      <style:text-properties style:font-name="Source Code Pro Medium1" fo:font-size="12pt" style:font-size-asian="12pt" style:font-size-complex="12pt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font-variant="normal" fo:text-transform="none" fo:color="#c9211e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Source Code Pro Medium1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Source Code Pro Medium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85cm" svg:height="6.858cm" svg:x="0.381cm" svg:y="0.381cm">
          <text:p text:style-name="P1"><text:span text:style-name="T1">Approach 1:</text:span></text:p>
          <text:p text:style-name="P1"><text:span text:style-name="T2">m-fil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7cm" svg:height="1.427cm" svg:x="3.175cm" svg:y="3.302cm">
          <draw:image xlink:href="Pictures/10000201000003E8000004641C845CDA90A985C0.png" xlink:type="simple" xlink:show="embed" xlink:actuate="onLoad" loext:mime-type="image/png">
            <text:p/>
          </draw:image>
        </draw:frame>
        <draw:custom-shape draw:style-name="gr3" draw:text-style-name="P5" draw:layer="layout" svg:width="5.715cm" svg:height="4.064cm" svg:x="1.143cm" svg:y="2.032cm">
          <text:p text:style-name="P4"><text:span text:style-name="T3">awesome.m</text:span></text:p>
          <text:p text:style-name="P4"><text:span text:style-name="T4">function ...</text:span></text:p>
          <text:p text:style-name="P4"><text:span text:style-name="T4">[a,b] = a</text:span><text:span text:style-name="T5">wesome (c,d)</text:span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>endfun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731cm" svg:height="0.762cm" svg:x="0.508cm" svg:y="6.35cm">
          <text:p text:style-name="P4"><text:span text:style-name="T4">&gt;&gt; [a,b] = </text:span><text:span text:style-name="T5">awesome (c,d);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97cm" svg:height="1.397cm" svg:x="3.048cm" svg:y="3.81cm">
          <draw:image xlink:href="Pictures/1000020100000400000004000FD2EC54981B083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13:08.052212731</meta:creation-date>
    <dc:date>2019-12-19T16:09:46.369661634</dc:date>
    <meta:editing-duration>PT8H33M37S</meta:editing-duration>
    <meta:editing-cycles>26</meta:editing-cycles>
    <meta:generator>LibreOffice/6.2.7.1$Linux_X86_64 LibreOffice_project/20$Build-1</meta:generator>
    <meta:document-statistic meta:object-count="5"/>
  </office:meta>
</office:document-meta>
</file>